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BSERVICES</text:p>
      <text:p text:style-name="Standard">viele möglichkeiten</text:p>
      <text:p text:style-name="Standard">drag and drop interfaces</text:p>
      <text:p text:style-name="Standard">freies sdk (eclispse, xcode, visual studio)</text:p>
      <text:p text:style-name="Standard"/>
      <text:p text:style-name="Standard">wikitude studio im browser</text:p>
      <text:p text:style-name="Standard">junaio creator software</text:p>
      <text:p text:style-name="Standard"/>
      <text:p text:style-name="Standard">app auf mobile geräten nötig</text:p>
      <text:p text:style-name="Standard"/>
      <text:p text:style-name="Standard">LAYAR</text:p>
      <text:p text:style-name="Standard">video zu vorstellung</text:p>
      <text:p text:style-name="Standard">nicht ausprobiert, aber tolles 1 min video</text:p>
      <text:p text:style-name="Standard"/>
      <text:p text:style-name="Standard">WIKITUDE</text:p>
      <text:p text:style-name="Standard">wikitude studio web interface</text:p>
      <text:p text:style-name="Standard">target image, augmentations, buttons, 3d models</text:p>
      <text:p text:style-name="Standard">wikitude3d encoder, 3d model in unterschiedlichen formaten können in benötigtes umgewandelt werden.</text:p>
      <text:p text:style-name="Standard">3d models zum beispiel mit blender erstellen und umwandeln</text:p>
      <text:p text:style-name="Standard"/>
      <text:p text:style-name="Standard">JUNAIO</text:p>
      <text:p text:style-name="Standard">beispiel junaio app für iphone</text:p>
      <text:p text:style-name="Standard">verschiedene welten.</text:p>
      <text:p text:style-name="Standard">Favouriten oder qr code um in eigene welt zu gelangen</text:p>
      <text:p text:style-name="Standard"/>
      <text:p text:style-name="Standard">JUANIO DEMO</text:p>
      <text:p text:style-name="Standard"/>
      <text:p text:style-name="Standard">JUNAIO QR</text:p>
      <text:p text:style-name="Standard">diessen qr code scannen um in die testing welt zu gelangen</text:p>
      <text:p text:style-name="Standard">anschliessend marker filmen</text:p>
      <text:p text:style-name="Standard"/>
      <text:p text:style-name="Standard">DO IT YOURSELF</text:p>
      <text:p text:style-name="Standard">beispiel windows, visual studio, xna game studio</text:p>
      <text:p text:style-name="Standard">für games, xbox etc</text:p>
      <text:p text:style-name="Standard">alvar und goblin xna libraries zum verbesserten erkennen von trackern</text:p>
      <text:p text:style-name="Standard"/>
      <text:p text:style-name="Standard">BEISPIEL</text:p>
      <text:p text:style-name="Standard">beispiel aus der goblin xna ereiterung</text:p>
      <text:p text:style-name="Standard"/>
      <text:p text:style-name="Standard">FRAG1</text:p>
      <text:p text:style-name="Standard">neue scene initialisieren</text:p>
      <text:p text:style-name="Standard">physik engine laden</text:p>
      <text:p text:style-name="Standard">tracking aktivieren</text:p>
      <text:p text:style-name="Standard">lichtquelle starten</text:p>
      <text:p text:style-name="Standard">objecte kreieren</text:p>
      <text:p text:style-name="Standard"/>
      <text:p text:style-name="Standard"/>
      <text:p text:style-name="Standard">FRAG2</text:p>
      <text:p text:style-name="Standard">wichtige methoden aus dem initialize etwas genauer</text:p>
      <text:p text:style-name="Standard">Setupmarkertracking</text:p>
      <text:p text:style-name="Standard">kamera erkennung, auflösung etc</text:p>
      <text:p text:style-name="Standard"><text:soft-page-break/>marker tracker zuweisung zur scene</text:p>
      <text:p text:style-name="Standard"/>
      <text:p text:style-name="Standard">FRAG3</text:p>
      <text:p text:style-name="Standard">hier nur der teil der box.</text:p>
      <text:p text:style-name="Standard">Box erzeugen</text:p>
      <text:p text:style-name="Standard">eine physik zuweisen</text:p>
      <text:p text:style-name="Standard">material, farbe und shader festlegen</text:p>
      <text:p text:style-name="Standard">objekt einem marker zuweisen</text:p>
      <text:p text:style-name="Standard"/>
      <text:p text:style-name="Standard">FRAG4</text:p>
      <text:p text:style-name="Standard">draw methode überprüft ob marker gefunden wurde</text:p>
      <text:p text:style-name="Standard">berechnet die translation mit einem shift vektor</text:p>
      <text:p text:style-name="Standard">die translation wird der physik engine mitgeteilt diese neu berechnet</text:p>
      <text:p text:style-name="Standard">scene draw</text:p>
      <text:p text:style-name="Standard"/>
      <text:p text:style-name="Standard">das ganze läft in einem update und die draw methode wird immer wider aufgerufen.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6M6S</meta:editing-duration>
    <meta:editing-cycles>3</meta:editing-cycles>
    <meta:generator>OpenOffice.org/3.4.1$Win32 OpenOffice.org_project/341m1$Build-9593</meta:generator>
    <dc:date>2013-11-05T12:02:14.47</dc:date>
    <meta:document-statistic meta:table-count="0" meta:image-count="0" meta:object-count="0" meta:page-count="2" meta:paragraph-count="52" meta:word-count="228" meta:character-count="1520"/>
    <meta:user-defined meta:name="Info 1"/>
    <meta:user-defined meta:name="Info 2"/>
    <meta:user-defined meta:name="Info 3"/>
    <meta:user-defined meta:name="Info 4"/>
  </office:meta>
</office:document-meta>
</file>